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ndale Mono" svg:font-family="'Andale Mono'" style:font-pitch="variable"/>
    <style:font-face style:name="Miriam Mono CLM" svg:font-family="'Miriam Mono CLM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999999" draw:marker-start-width="0.252cm" draw:marker-end="Rounded_20_short_20_Arrow" draw:marker-end-width="0.352cm" draw:fill="solid" draw:textarea-vertical-align="botto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999999" draw:marker-start-width="0.252cm" draw:marker-end-width="0.252cm" draw:fill="solid" draw:fill-color="#fef1f1" draw:textarea-horizontal-align="justify" draw:textarea-vertical-align="middle" draw:auto-grow-height="false" fo:min-height="0.986cm" fo:min-width="3.784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66cm" fo:min-width="1.532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botto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false" fo:min-height="0.64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1.498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svg:stroke-width="0.035cm" svg:stroke-color="#5983b0" draw:marker-start-width="0.252cm" draw:marker-end="Rounded_20_short_20_Arrow" draw:marker-end-width="0.352cm" draw:fill="solid" draw:textarea-vertical-align="botto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solid" svg:stroke-width="0.035cm" svg:stroke-color="#729fcf" draw:marker-start-width="0.252cm" draw:marker-end-width="0.252cm" draw:fill="none" draw:textarea-horizontal-align="justify" draw:textarea-vertical-align="middle" draw:auto-grow-height="false" fo:min-height="0.942cm" fo:min-width="0.999cm" fo:padding-top="0.142cm" fo:padding-bottom="0.142cm" fo:padding-left="0.267cm" fo:padding-right="0.267cm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="Rounded_20_short_20_Arrow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748cm" fo:min-width="2.387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ffd7d7" draw:textarea-horizontal-align="justify" draw:textarea-vertical-align="middle" draw:auto-grow-height="false" fo:min-height="0.986cm" fo:min-width="2.514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solid" draw:fill-color="#ffd7d7" draw:textarea-horizontal-align="justify" draw:textarea-vertical-align="middle" draw:auto-grow-height="false" fo:min-height="0.986cm" fo:min-width="2.493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solid" draw:fill-color="#ffd7d7" draw:textarea-horizontal-align="justify" draw:textarea-vertical-align="middle" draw:auto-grow-height="false" fo:min-height="0.986cm" fo:min-width="3.784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131cm"/>
      <style:paragraph-properties style:writing-mode="lr-tb"/>
    </style:style>
    <style:style style:name="gr19" style:family="graphic" style:parent-style-name="objectwithoutfill">
      <style:graphic-properties svg:stroke-width="0.035cm" svg:stroke-color="#729fcf" draw:marker-start-width="0.252cm" draw:marker-end="Rounded_20_short_20_Arrow" draw:marker-end-width="0.252cm" draw:fill="solid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729fcf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1.655cm" fo:min-width="2.802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style:text-position="0% 100%"/>
    </style:style>
    <style:style style:name="P2" style:family="paragraph">
      <style:paragraph-properties fo:text-align="center"/>
      <style:text-properties fo:color="#999999"/>
    </style:style>
    <style:style style:name="P3" style:family="paragraph">
      <loext:graphic-properties draw:fill="solid" draw:fill-color="#fef1f1"/>
      <style:paragraph-properties fo:text-align="center"/>
      <style:text-properties fo:color="#999999" style:font-name="Source Sans Pro" fo:font-size="10pt" style:font-size-asian="10pt" style:font-size-complex="10pt"/>
    </style:style>
    <style:style style:name="P4" style:family="paragraph">
      <style:paragraph-properties fo:text-align="center"/>
      <style:text-properties style:font-name="Source Sans Pro" fo:font-size="10pt" fo:font-style="italic"/>
    </style:style>
    <style:style style:name="P5" style:family="paragraph">
      <loext:graphic-properties draw:fill="none" draw:fill-color="#ffffff"/>
      <style:paragraph-properties fo:text-align="center"/>
      <style:text-properties style:font-name="Source Sans Pro" fo:font-size="10pt" fo:font-style="italic"/>
    </style:style>
    <style:style style:name="P6" style:family="paragraph">
      <style:paragraph-properties fo:text-align="center"/>
      <style:text-properties style:font-name="Source Sans Pro" fo:font-size="10pt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style:font-name="Source Sans Pro" fo:font-size="10pt" style:font-size-asian="10pt" style:font-size-complex="10pt"/>
    </style:style>
    <style:style style:name="P8" style:family="paragraph">
      <style:paragraph-properties fo:text-align="center"/>
      <style:text-properties style:font-name="Source Sans Pro" fo:font-size="10pt"/>
    </style:style>
    <style:style style:name="P9" style:family="paragraph">
      <loext:graphic-properties draw:fill="none" draw:fill-color="#ffffff"/>
      <style:paragraph-properties fo:text-align="center"/>
      <style:text-properties style:font-name="Source Sans Pro" fo:font-size="10pt"/>
    </style:style>
    <style:style style:name="P10" style:family="paragraph">
      <style:paragraph-properties fo:text-align="start"/>
      <style:text-properties style:font-name="Source Sans Pro" fo:font-size="10pt"/>
    </style:style>
    <style:style style:name="P11" style:family="paragraph">
      <loext:graphic-properties draw:fill="none" draw:fill-color="#ffffff"/>
      <style:paragraph-properties fo:text-align="start"/>
      <style:text-properties style:font-name="Source Sans Pro" fo:font-size="10pt"/>
    </style:style>
    <style:style style:name="P12" style:family="paragraph">
      <style:paragraph-properties fo:text-align="center"/>
      <style:text-properties style:font-name="Source Sans Pro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000000"/>
      <style:paragraph-properties fo:text-align="center"/>
      <style:text-properties style:font-name="Source Sans Pro" fo:font-size="10pt" style:font-size-asian="10pt" style:font-size-complex="10pt"/>
    </style:style>
    <style:style style:name="P16" style:family="paragraph">
      <loext:graphic-properties draw:fill="solid" draw:fill-color="#ffd7d7"/>
      <style:paragraph-properties fo:text-align="center"/>
      <style:text-properties style:font-name="Source Sans Pro" fo:font-size="10pt" style:font-size-asian="10pt" style:font-size-complex="10pt"/>
    </style:style>
    <style:style style:name="P17" style:family="paragraph">
      <loext:graphic-properties draw:fill-color="#ffd7d7"/>
      <style:paragraph-properties fo:text-align="center"/>
      <style:text-properties style:font-name="Source Sans Pro" fo:font-size="10pt" style:font-size-asian="10pt" style:font-size-complex="10pt"/>
    </style:style>
    <style:style style:name="P18" style:family="paragraph">
      <style:paragraph-properties fo:text-align="center"/>
      <style:text-properties style:font-name="Source Sans Pro" fo:font-weight="bold"/>
    </style:style>
    <style:style style:name="P19" style:family="paragraph">
      <loext:graphic-properties draw:fill="none" draw:fill-color="#ffffff"/>
      <style:paragraph-properties fo:text-align="center"/>
      <style:text-properties style:font-name="Source Sans Pro" fo:font-size="22pt" fo:font-weight="bold" style:font-size-asian="22pt" style:font-size-complex="22pt"/>
    </style:style>
    <style:style style:name="P20" style:family="paragraph">
      <style:paragraph-properties fo:text-align="center"/>
      <style:text-properties fo:color="#808080" fo:font-size="10pt" fo:font-style="italic"/>
    </style:style>
    <style:style style:name="P21" style:family="paragraph">
      <loext:graphic-properties draw:fill="none" draw:fill-color="#ffffff"/>
      <style:paragraph-properties fo:text-align="center"/>
      <style:text-properties fo:color="#808080" fo:font-size="10pt" fo:font-style="italic"/>
    </style:style>
    <style:style style:name="T1" style:family="text">
      <style:text-properties style:font-name="Source Sans Pro" fo:font-size="10pt" style:font-size-asian="10pt" style:font-size-complex="10pt"/>
    </style:style>
    <style:style style:name="T2" style:family="text">
      <style:text-properties style:font-name="Source Code Pro"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Source Sans Pro"/>
    </style:style>
    <style:style style:name="T7" style:family="text">
      <style:text-properties style:font-name="Source Code Pr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248cm" svg:y1="28.563cm" svg:x2="9.763cm" svg:y2="29.321cm">
          <text:p/>
        </draw:line>
        <draw:custom-shape draw:style-name="gr2" draw:text-style-name="P3" draw:layer="layout" svg:width="4.318cm" svg:height="1.27cm" svg:x="9.763cm" svg:y="29.067cm">
          <text:p text:style-name="P2"><text:span text:style-name="T1">delete </text:span><text:span text:style-name="T2">used_f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" draw:text-style-name="P1" draw:layer="layout" svg:x1="9.763cm" svg:y1="30.083cm" svg:x2="8.239cm" svg:y2="30.972cm">
          <text:p/>
        </draw:line>
        <draw:frame draw:style-name="gr3" draw:text-style-name="P5" draw:layer="layout" svg:width="6.604cm" svg:height="1.143cm" svg:x="2.778cm" svg:y="3.198cm">
          <draw:text-box>
            <text:p text:style-name="P4">for every entry in cache folder</text:p>
          </draw:text-box>
        </draw:frame>
        <draw:custom-shape draw:style-name="gr4" draw:text-style-name="P7" draw:layer="layout" svg:width="4.064cm" svg:height="2.032cm" svg:x="4.048cm" svg:y="5.068cm">
          <text:p text:style-name="P6"><text:span text:style-name="T3">is it a fold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8.112cm" svg:y1="6.084cm" svg:x2="9.89cm" svg:y2="6.084cm">
          <text:p text:style-name="P14"/>
        </draw:line>
        <draw:frame draw:style-name="gr6" draw:text-style-name="P9" draw:layer="layout" svg:width="1.397cm" svg:height="0.696cm" svg:x="8.112cm" svg:y="5.322cm">
          <draw:text-box>
            <text:p text:style-name="P8"><text:span text:style-name="T4">ye</text:span>s</text:p>
          </draw:text-box>
        </draw:frame>
        <draw:line draw:style-name="gr5" draw:text-style-name="P1" draw:layer="layout" svg:x1="6.08cm" svg:y1="7.1cm" svg:x2="6.08cm" svg:y2="8.878cm">
          <text:p/>
        </draw:line>
        <draw:frame draw:style-name="gr7" draw:text-style-name="P11" draw:layer="layout" svg:width="1.651cm" svg:height="1.397cm" svg:x="6.08cm" svg:y="7.1cm">
          <draw:text-box>
            <text:p text:style-name="P10">no</text:p>
          </draw:text-box>
        </draw:frame>
        <draw:line draw:style-name="gr5" draw:text-style-name="P1" draw:layer="layout" svg:x1="6.08cm" svg:y1="3.798cm" svg:x2="6.08cm" svg:y2="5.068cm">
          <text:p/>
        </draw:line>
        <draw:frame draw:style-name="gr8" draw:text-style-name="P5" draw:layer="layout" svg:width="3.546cm" svg:height="1.141cm" draw:transform="rotate (1.5707963267949) translate (11.347cm 8.146cm)">
          <draw:text-box>
            <text:p text:style-name="P4">continue to next entry</text:p>
          </draw:text-box>
        </draw:frame>
        <draw:custom-shape draw:style-name="gr9" draw:text-style-name="P7" draw:layer="layout" svg:width="4.064cm" svg:height="2.032cm" svg:x="4.048cm" svg:y="8.878cm">
          <text:p text:style-name="P6"><text:span text:style-name="T3">is it a job fi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9" draw:layer="layout" svg:width="1.397cm" svg:height="0.742cm" svg:x="8.112cm" svg:y="9.116cm">
          <draw:text-box>
            <text:p text:style-name="P8"><text:span text:style-name="T4">ye</text:span>s</text:p>
          </draw:text-box>
        </draw:frame>
        <draw:frame draw:style-name="gr8" draw:text-style-name="P5" draw:layer="layout" svg:width="2.54cm" svg:height="0.742cm" svg:x="9.89cm" svg:y="9.533cm">
          <draw:text-box>
            <text:p text:style-name="P4">add to job list</text:p>
          </draw:text-box>
        </draw:frame>
        <draw:line draw:style-name="gr5" draw:text-style-name="P1" draw:layer="layout" svg:x1="8.112cm" svg:y1="9.894cm" svg:x2="9.89cm" svg:y2="9.894cm">
          <text:p/>
        </draw:line>
        <draw:line draw:style-name="gr10" draw:text-style-name="P1" draw:layer="layout" svg:x1="12.43cm" svg:y1="9.894cm" svg:x2="19.161cm" svg:y2="9.894cm">
          <text:p/>
        </draw:line>
        <draw:custom-shape draw:style-name="gr11" draw:text-style-name="P7" xml:id="id3" draw:id="id3" draw:layer="layout" svg:width="1.905cm" svg:height="1.524cm" svg:x="19.161cm" svg:y="9.132cm">
          <text:p text:style-name="P12"><text:span text:style-name="T3">found</text:span><text:span text:style-name="T3"><text:line-break/></text:span><text:span text:style-name="T3">job files</text:span>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line draw:style-name="gr5" draw:text-style-name="P1" draw:layer="layout" svg:x1="6.08cm" svg:y1="10.91cm" svg:x2="6.08cm" svg:y2="12.688cm">
          <text:p/>
        </draw:line>
        <draw:frame draw:style-name="gr7" draw:text-style-name="P11" draw:layer="layout" svg:width="1.651cm" svg:height="1.397cm" svg:x="6.08cm" svg:y="10.91cm">
          <draw:text-box>
            <text:p text:style-name="P10">no</text:p>
          </draw:text-box>
        </draw:frame>
        <draw:custom-shape draw:style-name="gr9" draw:text-style-name="P7" draw:layer="layout" svg:width="4.064cm" svg:height="2.032cm" svg:x="4.048cm" svg:y="12.688cm">
          <text:p text:style-name="P6"><text:span text:style-name="T3">is it a sound fi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4.048cm" svg:y1="13.704cm" svg:x2="3.032cm" svg:y2="13.704cm">
          <text:p/>
        </draw:line>
        <draw:polyline draw:style-name="gr12" draw:text-style-name="P13" draw:layer="layout" svg:width="1.396cm" svg:height="10.159cm" draw:transform="rotate (-3.14159265358979) translate (3.667cm 13.704cm)" svg:viewBox="0 0 1397 10160" draw:points="635,0 1397,0 1397,10160 127,10160 0,10160">
          <text:p/>
        </draw:polyline>
        <draw:frame draw:style-name="gr8" draw:text-style-name="P5" draw:layer="layout" svg:width="4.572cm" svg:height="0.742cm" draw:transform="rotate (1.5707963267949) translate (1.508cm 10.783cm)">
          <draw:text-box>
            <text:p text:style-name="P4">continue to next entry</text:p>
          </draw:text-box>
        </draw:frame>
        <draw:polyline draw:style-name="gr12" draw:text-style-name="P13" draw:layer="layout" svg:width="2.666cm" svg:height="2.539cm" draw:transform="rotate (-3.14159265358979) translate (11.16cm 6.084cm)" svg:viewBox="0 0 2667 2540" draw:points="1353,0 0,0 0,2540 2404,2540 2667,2540">
          <text:p/>
        </draw:polyline>
        <draw:frame draw:style-name="gr7" draw:text-style-name="P9" draw:layer="layout" svg:width="1.651cm" svg:height="0.386cm" svg:x="2.397cm" svg:y="12.942cm">
          <draw:text-box>
            <text:p text:style-name="P8">no</text:p>
          </draw:text-box>
        </draw:frame>
        <draw:line draw:style-name="gr5" draw:text-style-name="P1" draw:layer="layout" svg:x1="6.08cm" svg:y1="14.72cm" svg:x2="6.08cm" svg:y2="16.498cm">
          <text:p/>
        </draw:line>
        <draw:frame draw:style-name="gr7" draw:text-style-name="P11" draw:layer="layout" svg:width="1.651cm" svg:height="1.397cm" svg:x="6.08cm" svg:y="14.72cm">
          <draw:text-box>
            <text:p text:style-name="P10">yes</text:p>
          </draw:text-box>
        </draw:frame>
        <draw:custom-shape draw:style-name="gr13" draw:text-style-name="P15" draw:layer="layout" svg:width="2.921cm" svg:height="2.032cm" svg:x="4.61cm" svg:y="16.498cm">
          <text:p text:style-name="P14"><text:span text:style-name="T1">derive name of</text:span></text:p>
          <text:p text:style-name="P14"><text:span text:style-name="T1">job file from</text:span></text:p>
          <text:p text:style-name="P14"><text:span text:style-name="T1">sound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6.08cm" svg:y1="18.53cm" svg:x2="6.08cm" svg:y2="20.308cm">
          <text:p/>
        </draw:line>
        <draw:custom-shape draw:style-name="gr9" draw:text-style-name="P7" draw:layer="layout" svg:width="4.064cm" svg:height="2.032cm" svg:x="4.048cm" svg:y="20.308cm">
          <text:p text:style-name="P6"><text:span text:style-name="T3">job file is vali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6.08cm" svg:y1="22.34cm" svg:x2="6.08cm" svg:y2="24.118cm">
          <text:p/>
        </draw:line>
        <draw:frame draw:style-name="gr7" draw:text-style-name="P11" draw:layer="layout" svg:width="1.651cm" svg:height="1.397cm" svg:x="6.08cm" svg:y="22.34cm">
          <draw:text-box>
            <text:p text:style-name="P10">yes</text:p>
          </draw:text-box>
        </draw:frame>
        <draw:frame draw:style-name="gr8" draw:text-style-name="P9" draw:layer="layout" svg:width="1.397cm" svg:height="0.742cm" svg:x="8.112cm" svg:y="20.546cm">
          <draw:text-box>
            <text:p text:style-name="P8">no</text:p>
          </draw:text-box>
        </draw:frame>
        <draw:line draw:style-name="gr5" draw:text-style-name="P1" draw:layer="layout" svg:x1="8.112cm" svg:y1="21.324cm" svg:x2="9.89cm" svg:y2="21.324cm">
          <text:p/>
        </draw:line>
        <draw:custom-shape draw:style-name="gr9" draw:text-style-name="P7" draw:layer="layout" svg:width="4.064cm" svg:height="2.032cm" svg:x="9.89cm" svg:y="20.308cm">
          <text:p text:style-name="P6"><text:span text:style-name="T3">is sound file</text:span></text:p>
          <text:p text:style-name="P6"><text:span text:style-name="T3">older than 1h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11.922cm" svg:y1="22.34cm" svg:x2="11.922cm" svg:y2="24.118cm">
          <text:p/>
        </draw:line>
        <draw:frame draw:style-name="gr7" draw:text-style-name="P11" draw:layer="layout" svg:width="1.651cm" svg:height="1.397cm" svg:x="11.922cm" svg:y="22.34cm">
          <draw:text-box>
            <text:p text:style-name="P10">yes</text:p>
          </draw:text-box>
        </draw:frame>
        <draw:frame draw:style-name="gr8" draw:text-style-name="P9" draw:layer="layout" svg:width="1.397cm" svg:height="0.742cm" svg:x="13.954cm" svg:y="20.546cm">
          <draw:text-box>
            <text:p text:style-name="P8">no</text:p>
          </draw:text-box>
        </draw:frame>
        <draw:line draw:style-name="gr5" draw:text-style-name="P1" draw:layer="layout" svg:x1="13.954cm" svg:y1="21.324cm" svg:x2="15.732cm" svg:y2="21.324cm">
          <text:p/>
        </draw:line>
        <draw:polyline draw:style-name="gr14" draw:text-style-name="P13" draw:layer="layout" svg:width="7.873cm" svg:height="17.779cm" svg:x="9.636cm" svg:y="3.544cm" svg:viewBox="0 0 7874 17780" draw:points="6068,17780 7874,17780 7874,0 0,0">
          <text:p/>
        </draw:polyline>
        <draw:custom-shape draw:style-name="gr15" draw:text-style-name="P16" draw:layer="layout" svg:width="3.048cm" svg:height="1.27cm" svg:x="10.398cm" svg:y="24.118cm">
          <text:p text:style-name="P14"><text:span text:style-name="T1">delete sound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6" draw:layer="layout" svg:width="3.027cm" svg:height="1.27cm" svg:x="10.419cm" svg:y="26.39cm">
          <text:p text:style-name="P14"><text:span text:style-name="T1">delete job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11.922cm" svg:y1="25.388cm" svg:x2="11.922cm" svg:y2="26.404cm">
          <text:p/>
        </draw:line>
        <draw:custom-shape draw:style-name="gr9" draw:text-style-name="P7" draw:layer="layout" svg:width="4.064cm" svg:height="2.032cm" svg:x="4.048cm" svg:y="24.118cm">
          <text:p text:style-name="P6"><text:span text:style-name="T1">does</text:span></text:p>
          <text:p text:style-name="P6"><text:span text:style-name="T2">original_file</text:span><text:span text:style-name="T3"><text:line-break/></text:span><text:span text:style-name="T3">exi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6.08cm" svg:y1="26.15cm" svg:x2="6.08cm" svg:y2="27.928cm">
          <text:p/>
        </draw:line>
        <draw:frame draw:style-name="gr7" draw:text-style-name="P11" draw:layer="layout" svg:width="1.651cm" svg:height="1.397cm" svg:x="6.08cm" svg:y="26.15cm">
          <draw:text-box>
            <text:p text:style-name="P10">no</text:p>
          </draw:text-box>
        </draw:frame>
        <draw:line draw:style-name="gr5" draw:text-style-name="P1" draw:layer="layout" svg:x1="4.048cm" svg:y1="25.134cm" svg:x2="3.032cm" svg:y2="25.134cm">
          <text:p/>
        </draw:line>
        <draw:frame draw:style-name="gr7" draw:text-style-name="P9" draw:layer="layout" svg:width="1.651cm" svg:height="0.386cm" svg:x="2.397cm" svg:y="24.372cm">
          <draw:text-box>
            <text:p text:style-name="P8">yes</text:p>
          </draw:text-box>
        </draw:frame>
        <draw:polyline draw:style-name="gr14" draw:text-style-name="P13" draw:layer="layout" svg:width="1.015cm" svg:height="12.699cm" draw:transform="rotate (-3.14159265358979) translate (3.286cm 25.134cm)" svg:viewBox="0 0 1016 12700" draw:points="0,0 1016,0 1016,12700">
          <text:p/>
        </draw:polyline>
        <draw:polyline draw:style-name="gr14" draw:text-style-name="P13" draw:layer="layout" svg:width="4.063cm" svg:height="6.984cm" svg:x="13.446cm" svg:y="20.054cm" svg:viewBox="0 0 4064 6985" draw:points="0,6985 4064,6985 4064,0">
          <text:p/>
        </draw:polyline>
        <draw:line draw:style-name="gr5" draw:text-style-name="P1" draw:layer="layout" svg:x1="13.446cm" svg:y1="27.039cm" svg:x2="15.224cm" svg:y2="27.039cm">
          <text:p/>
        </draw:line>
        <draw:custom-shape draw:style-name="gr17" draw:text-style-name="P16" draw:layer="layout" svg:width="4.318cm" svg:height="1.27cm" svg:x="3.921cm" svg:y="27.924cm">
          <text:p text:style-name="P14"><text:span text:style-name="T1">delete </text:span><text:span text:style-name="T2">created_f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6.08cm" svg:y1="31.484cm" svg:x2="6.08cm" svg:y2="32.5cm">
          <text:p/>
        </draw:line>
        <draw:custom-shape draw:style-name="gr17" draw:text-style-name="P16" draw:layer="layout" svg:width="4.318cm" svg:height="1.27cm" svg:x="3.921cm" svg:y="30.214cm">
          <text:p text:style-name="P14"><text:span text:style-name="T1">delete job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6" draw:layer="layout" svg:width="4.318cm" svg:height="1.27cm" svg:x="3.921cm" svg:y="32.5cm">
          <text:p text:style-name="P14"><text:span text:style-name="T1">delete sound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6.08cm" svg:y1="29.194cm" svg:x2="6.08cm" svg:y2="30.214cm">
          <text:p/>
        </draw:line>
        <draw:polyline draw:style-name="gr14" draw:text-style-name="P13" draw:layer="layout" svg:width="1.777cm" svg:height="10.54cm" draw:transform="rotate (-3.14159265358979) translate (4.048cm 35.294cm)" svg:viewBox="0 0 1778 10541" draw:points="0,0 1778,0 1778,10541">
          <text:p/>
        </draw:polyline>
        <draw:line draw:style-name="gr5" draw:text-style-name="P1" draw:layer="layout" svg:x1="4.048cm" svg:y1="35.294cm" svg:x2="3.032cm" svg:y2="35.294cm">
          <text:p/>
        </draw:line>
        <draw:frame draw:style-name="gr18" draw:text-style-name="P5" draw:layer="layout" svg:width="4.064cm" svg:height="0.696cm" svg:x="4.024cm" svg:y="34.975cm">
          <draw:text-box>
            <text:p text:style-name="P4">add to scanned job list</text:p>
          </draw:text-box>
        </draw:frame>
        <draw:line draw:style-name="gr5" draw:text-style-name="P1" draw:layer="layout" svg:x1="6.08cm" svg:y1="33.77cm" svg:x2="6.08cm" svg:y2="34.913cm">
          <text:p/>
        </draw:line>
        <draw:line draw:style-name="gr5" draw:text-style-name="P1" draw:layer="layout" svg:x1="11.16cm" svg:y1="9.386cm" svg:x2="11.16cm" svg:y2="7.354cm">
          <text:p/>
        </draw:line>
        <draw:line draw:style-name="gr14" draw:text-style-name="P13" draw:layer="layout" svg:x1="11.16cm" svg:y1="7.608cm" svg:x2="11.16cm" svg:y2="6.084cm">
          <text:p/>
        </draw:line>
        <draw:custom-shape draw:style-name="gr11" draw:text-style-name="P7" xml:id="id1" draw:id="id1" draw:layer="layout" svg:width="1.905cm" svg:height="1.524cm" svg:x="23.098cm" svg:y="9.132cm">
          <text:p text:style-name="P12"><text:span text:style-name="T3">scanned</text:span></text:p>
          <text:p text:style-name="P12"><text:span text:style-name="T3">job files</text:span>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polyline draw:style-name="gr19" draw:text-style-name="P13" draw:layer="layout" svg:width="18.414cm" svg:height="25.399cm" svg:x="7.985cm" svg:y="9.894cm" svg:viewBox="0 0 18415 25400" draw:points="0,25400 18415,25400 18415,0 17018,0">
          <text:p/>
        </draw:polyline>
        <draw:connector draw:style-name="gr20" draw:text-style-name="P13" draw:layer="layout" draw:type="curve" svg:x1="24.05cm" svg:y1="10.656cm" svg:x2="23.76cm" svg:y2="13.387cm" draw:start-shape="id1" draw:start-glue-point="2" draw:end-shape="id2" draw:end-glue-point="7" svg:d="M24050 10656c0 1333 114 1110 236 1460s252 1271-526 1271" svg:viewBox="0 0 619 2732">
          <text:p/>
        </draw:connector>
        <draw:connector draw:style-name="gr20" draw:text-style-name="P13" draw:layer="layout" draw:type="curve" svg:x1="20.113cm" svg:y1="10.656cm" svg:x2="20.458cm" svg:y2="13.387cm" draw:start-shape="id3" draw:start-glue-point="2" draw:end-shape="id2" draw:end-glue-point="5" svg:d="M20113 10656c0 1333-86 1110-194 1460s-238 1271 539 1271" svg:viewBox="0 0 622 2732">
          <text:p/>
        </draw:connector>
        <draw:custom-shape draw:style-name="gr21" draw:text-style-name="P17" xml:id="id2" draw:id="id2" draw:layer="layout" svg:width="3.302cm" svg:height="1.905cm" svg:x="20.458cm" svg:y="12.434cm">
          <text:p text:style-name="P14"><text:span text:style-name="T1">delete orphan</text:span><text:span text:style-name="T1"><text:line-break/></text:span><text:span text:style-name="T1">job files that were</text:span></text:p>
          <text:p text:style-name="P14"><text:span text:style-name="T1">not scann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2" draw:text-style-name="P19" draw:layer="layout" svg:width="24.003cm" svg:height="1.524cm" svg:x="2.27cm" svg:y="1.512cm">
          <draw:text-box>
            <text:p text:style-name="P18"><text:span text:style-name="T5">Cache clean-up</text:span></text:p>
          </draw:text-box>
        </draw:frame>
        <draw:frame draw:style-name="gr23" draw:text-style-name="P21" draw:layer="layout" svg:width="4.318cm" svg:height="1.141cm" svg:x="9.763cm" svg:y="28.432cm">
          <draw:text-box>
            <text:p text:style-name="P20"><text:span text:style-name="T6">with cleanup</text:span> <text:span text:style-name="T7">level&gt;=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ndale Mono" svg:font-family="'Andale Mono'" style:font-pitch="variable"/>
    <style:font-face style:name="Miriam Mono CLM" svg:font-family="'Miriam Mono CLM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6-02T10:43:23.079540191</meta:creation-date>
    <dc:date>2020-06-03T10:11:53.274097638</dc:date>
    <meta:editing-duration>PT23H5M14S</meta:editing-duration>
    <meta:editing-cycles>10</meta:editing-cycles>
    <meta:generator>LibreOffice/6.4.3.2$MacOSX_X86_64 LibreOffice_project/747b5d0ebf89f41c860ec2a39efd7cb15b54f2d8</meta:generator>
    <meta:document-statistic meta:object-count="69"/>
  </office:meta>
</office:document-meta>
</file>